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Serif-Bold" svg:font-family="LiberationSerif-Bold" style:font-family-generic="system" svg:panose-1="0 0 0 0 0 0 0 0 0 0"/>
    <style:font-face style:name="LiberationSerif" svg:font-family="LiberationSerif" style:font-family-generic="system" svg:panose-1="0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fo:font-weight="bold" style:font-weight-asian="bold" fo:color="#7030A0" fo:font-size="14pt" style:font-size-asian="14pt" style:font-size-complex="14pt" style:language-asian="de" style:country-asian="DE"/>
    </style:style>
    <style:style style:name="T4" style:parent-style-name="Absatz-Standardschriftart" style:family="text">
      <style:text-properties style:font-name="Liberation Sans" fo:color="#7030A0" fo:font-size="14pt" style:font-size-asian="14pt" style:font-size-complex="14pt" style:language-asian="de" style:country-asian="DE"/>
    </style:style>
    <style:style style:name="T5" style:parent-style-name="Absatz-Standardschriftart" style:family="text">
      <style:text-properties style:font-name="Liberation Sans" fo:color="#999999" fo:font-size="14pt" style:font-size-asian="14pt" style:font-size-complex="14pt" style:language-asian="de" style:country-asian="DE"/>
    </style:style>
    <style:style style:name="T6" style:parent-style-name="Absatz-Standardschriftart" style:family="text">
      <style:text-properties style:font-name="Liberation Sans" fo:color="#7030A0" fo:font-size="14pt" style:font-size-asian="14pt" style:font-size-complex="14pt" style:language-asian="de" style:country-asian="DE"/>
    </style:style>
    <style:style style:name="T7" style:parent-style-name="Absatz-Standardschriftart" style:family="text">
      <style:text-properties fo:font-weight="bold" style:font-weight-asian="bold" fo:color="#7030A0" fo:font-size="14pt" style:font-size-asian="14pt" style:font-size-complex="14pt" style:language-asian="de" style:country-asian="DE"/>
    </style:style>
    <style:style style:name="T8" style:parent-style-name="Absatz-Standardschriftart" style:family="text">
      <style:text-properties fo:font-style="italic" style:font-style-asian="italic" style:font-style-complex="italic" fo:color="#808080" style:language-asian="de" style:country-asian="DE"/>
    </style:style>
    <style:style style:name="T9" style:parent-style-name="jlqj4b" style:family="text">
      <style:text-properties style:font-name="Liberation Sans" style:font-name-complex="Liberation Sans" fo:color="#7030A0" fo:font-size="14pt" style:font-size-asian="14pt" style:font-size-complex="14pt" fo:language="en"/>
    </style:style>
    <style:style style:name="P10" style:parent-style-name="Standard" style:family="paragraph">
      <style:paragraph-properties fo:line-height="150%"/>
    </style:style>
    <style:style style:name="T11" style:parent-style-name="jlqj4b" style:family="text">
      <style:text-properties style:font-name="Liberation Sans" style:font-name-complex="Liberation Sans" fo:font-size="11pt" style:font-size-asian="11pt" style:font-size-complex="11pt" fo:language="en"/>
    </style:style>
    <style:style style:name="T12" style:parent-style-name="jlqj4b" style:family="text">
      <style:text-properties style:font-name="Liberation Sans" style:font-name-complex="Liberation Sans" fo:font-size="11pt" style:font-size-asian="11pt" style:font-size-complex="11pt" fo:language="en"/>
    </style:style>
    <style:style style:name="P13" style:parent-style-name="Listenabsatz" style:list-style-name="LFO2" style:family="paragraph">
      <style:paragraph-properties style:vertical-align="auto" fo:line-height="150%"/>
      <style:text-properties fo:hyphenate="true"/>
    </style:style>
    <style:style style:name="T14" style:parent-style-name="jlqj4b" style:family="text">
      <style:text-properties style:font-name="Liberation Sans" style:font-name-complex="Liberation Sans" fo:font-size="11pt" style:font-size-asian="11pt" style:font-size-complex="11pt" fo:language="en"/>
    </style:style>
    <style:style style:name="P15" style:parent-style-name="Listenabsatz" style:list-style-name="LFO2" style:family="paragraph">
      <style:paragraph-properties style:vertical-align="auto" fo:line-height="150%"/>
      <style:text-properties fo:hyphenate="true"/>
    </style:style>
    <style:style style:name="T16" style:parent-style-name="jlqj4b" style:family="text">
      <style:text-properties style:font-name="Liberation Sans" style:font-name-complex="Liberation Sans" fo:font-size="11pt" style:font-size-asian="11pt" style:font-size-complex="11pt" fo:language="en"/>
    </style:style>
    <style:style style:name="T17" style:parent-style-name="jlqj4b" style:family="text">
      <style:text-properties style:font-name="Liberation Sans" style:font-name-complex="Liberation Sans" fo:font-size="11pt" style:font-size-asian="11pt" style:font-size-complex="11pt" fo:language="en"/>
    </style:style>
    <style:style style:name="T18" style:parent-style-name="jlqj4b" style:family="text">
      <style:text-properties style:font-name="Liberation Sans" style:font-name-complex="Liberation Sans" fo:font-size="11pt" style:font-size-asian="11pt" style:font-size-complex="11pt" fo:language="en"/>
    </style:style>
    <style:style style:name="T19" style:parent-style-name="jlqj4b" style:family="text">
      <style:text-properties style:font-name="Liberation Sans" style:font-name-complex="Liberation Sans" fo:color="#7030A0" fo:font-size="14pt" style:font-size-asian="14pt" style:font-size-complex="14pt" fo:language="en"/>
    </style:style>
    <style:style style:name="P20" style:parent-style-name="Standard" style:family="paragraph">
      <style:paragraph-properties fo:line-height="150%"/>
      <style:text-properties style:font-name="Liberation Sans" style:font-name-complex="Liberation Sans" fo:font-size="11pt" style:font-size-asian="11pt" style:font-size-complex="11pt"/>
    </style:style>
    <style:style style:name="P21" style:parent-style-name="Standard" style:family="paragraph">
      <style:paragraph-properties fo:line-height="150%"/>
    </style:style>
    <style:style style:name="T22" style:parent-style-name="Absatz-Standardschriftart" style:family="text">
      <style:text-properties style:font-name="Liberation Sans" style:font-name-complex="Liberation Sans" fo:font-size="11pt" style:font-size-asian="11pt" style:font-size-complex="11pt"/>
    </style:style>
    <style:style style:name="T23" style:parent-style-name="Hyperlink" style:family="text">
      <style:text-properties style:font-name="Liberation Sans" style:font-name-complex="Liberation Sans" fo:font-size="11pt" style:font-size-asian="11pt" style:font-size-complex="11pt"/>
    </style:style>
    <style:style style:name="T24" style:parent-style-name="Absatz-Standardschriftart" style:family="text">
      <style:text-properties style:font-name="Liberation Sans" style:font-name-complex="Liberation Sans" fo:font-size="11pt" style:font-size-asian="11pt" style:font-size-complex="11pt"/>
    </style:style>
    <style:style style:name="T2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P26" style:parent-style-name="Listenabsatz" style:list-style-name="LFO2" style:family="paragraph">
      <style:paragraph-properties style:vertical-align="auto" fo:line-height="150%"/>
      <style:text-properties fo:hyphenate="true"/>
    </style:style>
    <style:style style:name="T27" style:parent-style-name="Absatz-Standardschriftart" style:family="text">
      <style:text-properties style:font-name="Liberation Sans" style:font-name-complex="Liberation Sans" fo:font-size="11pt" style:font-size-asian="11pt" style:font-size-complex="11pt"/>
    </style:style>
    <style:style style:name="T2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9" style:parent-style-name="Absatz-Standardschriftart" style:family="text">
      <style:text-properties style:font-name="Liberation Sans" style:font-name-complex="Liberation Sans" fo:font-size="11pt" style:font-size-asian="11pt" style:font-size-complex="11pt"/>
    </style:style>
    <style:style style:name="T3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1" style:parent-style-name="Absatz-Standardschriftart" style:family="text">
      <style:text-properties style:font-name="Liberation Sans" style:font-name-complex="Liberation Sans" fo:font-size="11pt" style:font-size-asian="11pt" style:font-size-complex="11pt"/>
    </style:style>
    <style:style style:name="P32" style:parent-style-name="Listenabsatz" style:list-style-name="LFO2" style:family="paragraph">
      <style:paragraph-properties style:vertical-align="auto" fo:line-height="150%"/>
      <style:text-properties fo:hyphenate="true"/>
    </style:style>
    <style:style style:name="T3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4" style:parent-style-name="Absatz-Standardschriftart" style:family="text">
      <style:text-properties style:font-name="Liberation Sans" style:font-name-complex="Liberation Sans" fo:font-size="11pt" style:font-size-asian="11pt" style:font-size-complex="11pt"/>
    </style:style>
    <style:style style:name="T3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6" style:parent-style-name="Absatz-Standardschriftart" style:family="text">
      <style:text-properties style:font-name="Liberation Sans" style:font-name-complex="Liberation Sans" fo:font-size="11pt" style:font-size-asian="11pt" style:font-size-complex="11pt"/>
    </style:style>
    <style:style style:name="P37" style:parent-style-name="Listenabsatz" style:list-style-name="LFO2" style:family="paragraph">
      <style:paragraph-properties style:vertical-align="auto" fo:line-height="150%"/>
      <style:text-properties fo:hyphenate="true"/>
    </style:style>
    <style:style style:name="T38" style:parent-style-name="Absatz-Standardschriftart" style:family="text">
      <style:text-properties style:font-name="Liberation Sans" style:font-name-complex="Liberation Sans" fo:font-size="11pt" style:font-size-asian="11pt" style:font-size-complex="11pt"/>
    </style:style>
    <style:style style:name="T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 style:parent-style-name="Absatz-Standardschriftart" style:family="text">
      <style:text-properties style:font-name="Liberation Sans" style:font-name-complex="Liberation Sans" fo:font-size="11pt" style:font-size-asian="11pt" style:font-size-complex="11pt"/>
    </style:style>
    <style:style style:name="T4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 style:parent-style-name="Absatz-Standardschriftart" style:family="text">
      <style:text-properties style:font-name="Liberation Sans" style:font-name-complex="Liberation Sans" fo:font-size="11pt" style:font-size-asian="11pt" style:font-size-complex="11pt"/>
    </style:style>
    <style:style style:name="P43" style:parent-style-name="Standard" style:family="paragraph">
      <style:paragraph-properties fo:line-height="150%"/>
    </style:style>
    <style:style style:name="T44"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45"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46" style:parent-style-name="jlqj4b" style:family="text">
      <style:text-properties style:font-name="Liberation Sans" style:font-name-complex="Liberation Sans" fo:font-size="11pt" style:font-size-asian="11pt" style:font-size-complex="11pt" fo:language="en"/>
    </style:style>
    <style:style style:name="T47" style:parent-style-name="jlqj4b"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fo:language="en"/>
    </style:style>
    <style:style style:name="T48"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P49" style:parent-style-name="Standard" style:family="paragraph">
      <style:text-properties style:font-name="Times New Roman" style:font-name-complex="Times New Roman" fo:font-style="italic" style:font-style-asian="italic" fo:color="#404040" fo:font-size="10pt" style:font-size-asian="10pt" style:font-size-complex="10pt"/>
    </style:style>
    <style:style style:name="P50" style:parent-style-name="Standard" style:family="paragraph">
      <style:text-properties style:font-name="Liberation Sans" style:font-name-complex="Liberation Sans" fo:color="#7030A0" fo:font-size="14pt" style:font-size-asian="14pt" style:font-size-complex="14pt" style:language-asian="de" style:country-asian="DE"/>
    </style:style>
    <style:style style:name="P51" style:parent-style-name="Standard" style:family="paragraph">
      <style:text-properties style:font-name="Times New Roman" style:font-name-complex="Times New Roman" fo:color="#7030A0" style:language-asian="de" style:country-asian="DE"/>
    </style:style>
    <style:style style:name="P52" style:parent-style-name="Standard" style:family="paragraph">
      <style:paragraph-properties fo:line-height="150%"/>
    </style:style>
    <style:style style:name="T53" style:parent-style-name="Absatz-Standardschriftart" style:family="text">
      <style:text-properties style:font-name="Liberation Sans" style:font-name-complex="Liberation Sans" style:font-weight-complex="bold" fo:font-size="11pt" style:font-size-asian="11pt" style:font-size-complex="11pt" style:language-asian="de" style:country-asian="DE"/>
    </style:style>
    <style:style style:name="T5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language-asian="de" style:country-asian="DE"/>
    </style:style>
    <style:style style:name="T55" style:parent-style-name="Absatz-Standardschriftart" style:family="text">
      <style:text-properties style:font-name="Liberation Sans" style:font-name-complex="Liberation Sans" style:font-weight-complex="bold" fo:font-size="11pt" style:font-size-asian="11pt" style:font-size-complex="11pt" style:language-asian="de" style:country-asian="DE"/>
    </style:style>
    <style:style style:name="T56" style:parent-style-name="Absatz-Standardschriftart" style:family="text">
      <style:text-properties style:font-name="Liberation Sans" style:font-name-complex="Liberation Sans" style:font-weight-complex="bold" fo:font-size="11pt" style:font-size-asian="11pt" style:font-size-complex="11pt" style:language-asian="de" style:country-asian="DE"/>
    </style:style>
    <style:style style:name="T5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language-asian="de" style:country-asian="DE"/>
    </style:style>
    <style:style style:name="T58" style:parent-style-name="Absatz-Standardschriftart" style:family="text">
      <style:text-properties style:font-name="Liberation Sans" style:font-name-complex="Liberation Sans" style:font-weight-complex="bold" fo:font-size="11pt" style:font-size-asian="11pt" style:font-size-complex="11pt" style:language-asian="de" style:country-asian="DE"/>
    </style:style>
    <style:style style:name="T5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language-asian="de" style:country-asian="DE"/>
    </style:style>
    <style:style style:name="T60" style:parent-style-name="Absatz-Standardschriftart" style:family="text">
      <style:text-properties style:font-name="Liberation Sans" style:font-name-complex="Liberation Sans" style:font-weight-complex="bold" fo:font-size="11pt" style:font-size-asian="11pt" style:font-size-complex="11pt" style:language-asian="de" style:country-asian="DE"/>
    </style:style>
    <style:style style:name="T61" style:parent-style-name="jlqj4b" style:family="text">
      <style:text-properties style:font-name="Liberation Sans" style:font-name-complex="Liberation Sans" fo:font-size="11pt" style:font-size-asian="11pt" style:font-size-complex="11pt" fo:language="en"/>
    </style:style>
    <style:style style:name="T62" style:parent-style-name="jlqj4b"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fo:language="en"/>
    </style:style>
    <style:style style:name="T63" style:parent-style-name="jlqj4b" style:family="text">
      <style:text-properties style:font-name="Liberation Sans" style:font-name-complex="Liberation Sans" fo:color="#FFC000" fo:font-size="11pt" style:font-size-asian="11pt" style:font-size-complex="11pt" fo:language="en"/>
    </style:style>
    <style:style style:name="T64" style:parent-style-name="jlqj4b" style:family="text">
      <style:text-properties style:font-name="Liberation Sans" style:font-name-complex="Liberation Sans" fo:font-size="11pt" style:font-size-asian="11pt" style:font-size-complex="11pt" fo:language="en"/>
    </style:style>
    <style:style style:name="P65" style:parent-style-name="Standard" style:family="paragraph">
      <style:paragraph-properties fo:line-height="150%"/>
    </style:style>
    <style:style style:name="T66" style:parent-style-name="jlqj4b" style:family="text">
      <style:text-properties style:font-name="Liberation Sans" style:font-name-complex="Liberation Sans" fo:font-size="11pt" style:font-size-asian="11pt" style:font-size-complex="11pt" fo:language="en"/>
    </style:style>
    <style:style style:name="T67" style:parent-style-name="jlqj4b" style:family="text">
      <style:text-properties style:font-name="Liberation Sans" style:font-name-complex="Liberation Sans" fo:font-size="11pt" style:font-size-asian="11pt" style:font-size-complex="11pt" fo:language="en"/>
    </style:style>
    <style:style style:name="T68" style:parent-style-name="jlqj4b" style:family="text">
      <style:text-properties style:font-name="Liberation Sans" style:font-name-complex="Liberation Sans" fo:color="#7030A0" fo:font-size="14pt" style:font-size-asian="14pt" style:font-size-complex="14pt" fo:language="en"/>
    </style:style>
    <style:style style:name="P69" style:parent-style-name="Standard" style:family="paragraph">
      <style:paragraph-properties fo:line-height="150%"/>
    </style:style>
    <style:style style:name="T70" style:parent-style-name="Absatz-Standardschriftart" style:family="text">
      <style:text-properties style:font-name="Liberation Sans" style:font-name-complex="Liberation Sans" fo:font-size="11pt" style:font-size-asian="11pt" style:font-size-complex="11pt" style:language-asian="de" style:country-asian="DE"/>
    </style:style>
    <style:style style:name="T71" style:parent-style-name="Absatz-Standardschriftart" style:family="text">
      <style:text-properties style:font-name="Liberation Sans" style:font-name-complex="Liberation Sans" fo:font-size="11pt" style:font-size-asian="11pt" style:font-size-complex="11pt"/>
    </style:style>
    <style:style style:name="T72" style:parent-style-name="Absatz-Standardschriftart" style:family="text">
      <style:text-properties style:font-name="Liberation Sans" style:font-name-complex="Liberation Sans" fo:font-size="11pt" style:font-size-asian="11pt" style:font-size-complex="11pt"/>
    </style:style>
    <style:style style:name="T7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T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8" style:parent-style-name="Absatz-Standardschriftart" style:family="text">
      <style:text-properties style:font-name="Liberation Sans" style:font-name-complex="Liberation Sans" fo:font-size="11pt" style:font-size-asian="11pt" style:font-size-complex="11pt"/>
    </style:style>
    <style:style style:name="T79" style:parent-style-name="Absatz-Standardschriftart" style:family="text">
      <style:text-properties style:font-name="Liberation Sans" style:font-name-complex="Liberation Sans" fo:font-size="11pt" style:font-size-asian="11pt" style:font-size-complex="11pt"/>
    </style:style>
    <style:style style:name="P80" style:parent-style-name="Standard" style:family="paragraph">
      <style:paragraph-properties fo:line-height="150%"/>
      <style:text-properties style:font-name="Liberation Sans" style:font-name-complex="Liberation Sans" fo:font-size="11pt" style:font-size-asian="11pt" style:font-size-complex="11pt"/>
    </style:style>
    <style:style style:name="P81" style:parent-style-name="Standard" style:family="paragraph">
      <style:paragraph-properties fo:line-height="150%"/>
      <style:text-properties style:font-name="Liberation Sans" style:font-name-complex="Liberation Sans" fo:font-size="11pt" style:font-size-asian="11pt" style:font-size-complex="11pt"/>
    </style:style>
    <style:style style:name="P82" style:parent-style-name="Standard" style:family="paragraph">
      <style:paragraph-properties fo:line-height="150%"/>
      <style:text-properties style:font-name="Liberation Sans" style:font-name-complex="Liberation Sans" fo:font-size="11pt" style:font-size-asian="11pt" style:font-size-complex="11pt"/>
    </style:style>
    <style:style style:name="P83" style:parent-style-name="Standard" style:family="paragraph">
      <style:paragraph-properties fo:line-height="150%"/>
    </style:style>
    <style:style style:name="T84" style:parent-style-name="Absatz-Standardschriftart" style:family="text">
      <style:text-properties style:font-name="Liberation Sans" style:font-name-complex="Liberation Sans" fo:font-size="11pt" style:font-size-asian="11pt" style:font-size-complex="11pt"/>
    </style:style>
    <style:style style:name="T85" style:parent-style-name="Absatz-Standardschriftart" style:family="text">
      <style:text-properties style:font-name="Liberation Sans" style:font-name-complex="Liberation Sans" fo:font-size="11pt" style:font-size-asian="11pt" style:font-size-complex="11pt"/>
    </style:style>
    <style:style style:name="T86"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87" style:parent-style-name="Absatz-Standardschriftart" style:family="text">
      <style:text-properties style:font-name="Liberation Sans" style:font-name-complex="Liberation Sans" fo:font-size="11pt" style:font-size-asian="11pt" style:font-size-complex="11pt"/>
    </style:style>
    <style:style style:name="P88" style:parent-style-name="Standard" style:family="paragraph">
      <style:paragraph-properties fo:line-height="150%"/>
      <style:text-properties style:font-name="Liberation Sans" style:font-name-complex="Liberation Sans" fo:font-size="11pt" style:font-size-asian="11pt" style:font-size-complex="11pt"/>
    </style:style>
    <style:style style:name="P89" style:parent-style-name="Standard" style:family="paragraph">
      <style:paragraph-properties fo:line-height="150%"/>
    </style:style>
    <style:style style:name="T90" style:parent-style-name="Absatz-Standardschriftart" style:family="text">
      <style:text-properties style:font-name="Liberation Sans" style:font-name-complex="Liberation Sans" fo:font-size="11pt" style:font-size-asian="11pt" style:font-size-complex="11pt"/>
    </style:style>
    <style:style style:name="T9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2" style:parent-style-name="Absatz-Standardschriftart" style:family="text">
      <style:text-properties style:font-name="Liberation Sans" style:font-name-complex="Liberation Sans" fo:font-size="11pt" style:font-size-asian="11pt" style:font-size-complex="11pt"/>
    </style:style>
    <style:style style:name="T9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4" style:parent-style-name="Absatz-Standardschriftart" style:family="text">
      <style:text-properties style:font-name="Liberation Sans" style:font-name-complex="Liberation Sans" fo:font-size="11pt" style:font-size-asian="11pt" style:font-size-complex="11pt"/>
    </style:style>
    <style:style style:name="T95"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96" style:parent-style-name="Absatz-Standardschriftart" style:family="text">
      <style:text-properties style:font-name="Liberation Sans" style:font-name-complex="Liberation Sans" fo:font-size="11pt" style:font-size-asian="11pt" style:font-size-complex="11pt"/>
    </style:style>
    <style:style style:name="T9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 style:parent-style-name="Absatz-Standardschriftart" style:family="text">
      <style:text-properties style:font-name="Liberation Sans" style:font-name-complex="Liberation Sans" fo:font-size="11pt" style:font-size-asian="11pt" style:font-size-complex="11pt"/>
    </style:style>
    <style:style style:name="T99" style:parent-style-name="Absatz-Standardschriftart" style:family="text">
      <style:text-properties style:font-name="Liberation Sans" style:font-name-complex="Liberation Sans" fo:font-size="11pt" style:font-size-asian="11pt" style:font-size-complex="11pt"/>
    </style:style>
    <style:style style:name="P100" style:parent-style-name="Standard" style:family="paragraph">
      <style:paragraph-properties fo:line-height="150%"/>
      <style:text-properties style:font-name="Liberation Sans" style:font-name-complex="Liberation Sans" fo:font-size="11pt" style:font-size-asian="11pt" style:font-size-complex="11pt"/>
    </style:style>
    <style:style style:name="P101" style:parent-style-name="Standard" style:family="paragraph">
      <style:paragraph-properties fo:line-height="150%"/>
      <style:text-properties style:font-name="Liberation Sans" style:font-name-complex="Liberation Sans" fo:font-size="11pt" style:font-size-asian="11pt" style:font-size-complex="11pt"/>
    </style:style>
    <style:style style:name="P102" style:parent-style-name="Standard" style:family="paragraph">
      <style:paragraph-properties fo:line-height="150%"/>
      <style:text-properties style:font-name="Liberation Sans" style:font-name-complex="Liberation Sans" fo:font-size="11pt" style:font-size-asian="11pt" style:font-size-complex="11pt"/>
    </style:style>
    <style:style style:name="P103" style:parent-style-name="Standard" style:family="paragraph">
      <style:paragraph-properties fo:line-height="150%"/>
    </style:style>
    <style:style style:name="T104" style:parent-style-name="Absatz-Standardschriftart" style:family="text">
      <style:text-properties style:font-name="Liberation Sans" style:font-name-complex="Liberation Sans" fo:font-size="11pt" style:font-size-asian="11pt" style:font-size-complex="11pt"/>
    </style:style>
    <style:style style:name="T10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6" style:parent-style-name="Absatz-Standardschriftart" style:family="text">
      <style:text-properties style:font-name="Liberation Sans" style:font-name-complex="Liberation Sans" fo:font-size="11pt" style:font-size-asian="11pt" style:font-size-complex="11pt"/>
    </style:style>
    <style:style style:name="T1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 style:parent-style-name="Absatz-Standardschriftart" style:family="text">
      <style:text-properties style:font-name="Liberation Sans" style:font-name-complex="Liberation Sans" fo:font-size="11pt" style:font-size-asian="11pt" style:font-size-complex="11pt"/>
    </style:style>
    <style:style style:name="P110" style:parent-style-name="Standard" style:family="paragraph">
      <style:paragraph-properties fo:line-height="150%"/>
      <style:text-properties style:font-name="Liberation Sans" style:font-name-complex="Liberation Sans" fo:font-size="11pt" style:font-size-asian="11pt" style:font-size-complex="11pt"/>
    </style:style>
    <style:style style:name="P111" style:parent-style-name="Standard" style:family="paragraph">
      <style:paragraph-properties fo:line-height="150%"/>
    </style:style>
    <style:style style:name="T112" style:parent-style-name="Absatz-Standardschriftart" style:family="text">
      <style:text-properties style:font-name="Liberation Sans" style:font-name-complex="Liberation Sans" fo:font-size="11pt" style:font-size-asian="11pt" style:font-size-complex="11pt"/>
    </style:style>
    <style:style style:name="T1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14" style:parent-style-name="Standard" style:family="paragraph">
      <style:paragraph-properties style:text-autospace="none" style:vertical-align="auto" fo:margin-left="0.4923in">
        <style:tab-stops/>
      </style:paragraph-properties>
      <style:text-properties style:font-name="LiberationSerif-Bold" style:font-name-complex="LiberationSerif-Bold" style:font-weight-complex="bold" fo:color="#7030A0" style:letter-kerning="false" style:language-complex="ar" style:country-complex="SA" fo:hyphenate="true"/>
    </style:style>
    <style:style style:name="P115" style:parent-style-name="Standard" style:family="paragraph">
      <style:paragraph-properties style:text-autospace="none" style:vertical-align="auto" fo:margin-left="0.4923in">
        <style:tab-stops/>
      </style:paragraph-properties>
      <style:text-properties fo:hyphenate="true"/>
    </style:style>
    <style:style style:name="T116" style:parent-style-name="Absatz-Standardschriftart" style:family="text">
      <style:text-properties style:font-name="LiberationSerif-Bold" style:font-name-complex="LiberationSerif-Bold" style:font-weight-complex="bold" fo:color="#7030A0" style:letter-kerning="false" fo:font-size="11pt" style:font-size-asian="11pt" style:font-size-complex="11pt" style:language-complex="ar" style:country-complex="SA"/>
    </style:style>
    <style:style style:name="T117" style:parent-style-name="Absatz-Standardschriftart" style:family="text">
      <style:text-properties style:font-name="LiberationSerif-Bold" style:font-name-complex="LiberationSerif-Bold" style:font-weight-complex="bold" fo:color="#7030A0" style:letter-kerning="false" fo:font-size="11pt" style:font-size-asian="11pt" style:font-size-complex="11pt" style:language-complex="ar" style:country-complex="SA"/>
    </style:style>
    <style:style style:name="T118" style:parent-style-name="Absatz-Standardschriftart" style:family="text">
      <style:text-properties style:font-name="LiberationSerif-Bold" style:font-name-complex="LiberationSerif-Bold" style:font-weight-complex="bold" fo:font-style="italic" style:font-style-asian="italic" fo:color="#ED7D31" style:letter-kerning="false" fo:font-size="9pt" style:font-size-asian="9pt" style:font-size-complex="9pt" style:language-complex="ar" style:country-complex="SA"/>
    </style:style>
    <style:style style:name="P119" style:parent-style-name="Standard" style:family="paragraph">
      <style:paragraph-properties style:text-autospace="none" style:vertical-align="auto" fo:margin-left="0.4923in">
        <style:tab-stops/>
      </style:paragraph-properties>
      <style:text-properties style:font-name="LiberationSerif" style:font-name-complex="LiberationSerif" fo:color="#000000" style:letter-kerning="false" style:language-complex="ar" style:country-complex="SA" fo:hyphenate="true"/>
    </style:style>
    <style:style style:name="P120" style:parent-style-name="Standard" style:family="paragraph">
      <style:paragraph-properties style:text-autospace="none" style:vertical-align="auto" fo:line-height="150%" fo:margin-left="0.4923in">
        <style:tab-stops/>
      </style:paragraph-properties>
      <style:text-properties fo:hyphenate="true"/>
    </style:style>
    <style:style style:name="T121"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2"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3"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4"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5"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6"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7"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8"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29"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30" style:parent-style-name="Absatz-Standardschriftart" style:family="text">
      <style:text-properties style:font-name="Liberation Sans" style:font-name-complex="Liberation Sans" fo:color="#000000" style:letter-kerning="false" fo:font-size="11pt" style:font-size-asian="11pt" style:font-size-complex="11pt" style:language-complex="ar" style:country-complex="SA"/>
    </style:style>
    <style:style style:name="T131" style:parent-style-name="Absatz-Standardschriftart" style:family="text">
      <style:text-properties style:font-name="Liberation Sans" style:font-name-complex="Liberation Sans" fo:font-style="italic" style:font-style-asian="italic" fo:color="#ED7D31" style:letter-kerning="false" fo:font-size="11pt" style:font-size-asian="11pt" style:font-size-complex="11pt" style:language-complex="ar" style:country-complex="SA"/>
    </style:style>
    <style:style style:name="P132"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33"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34"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35"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36"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37"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38"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39" style:parent-style-name="Standard" style:family="paragraph">
      <style:paragraph-properties style:text-autospace="none" style:vertical-align="auto" fo:line-height="150%" fo:margin-left="0.4923in">
        <style:tab-stops/>
      </style:paragraph-properties>
      <style:text-properties style:font-name="Liberation Sans" style:font-name-complex="Liberation Sans" fo:color="#000000" style:letter-kerning="false" fo:font-size="11pt" style:font-size-asian="11pt" style:font-size-complex="11pt" style:language-complex="ar" style:country-complex="SA" fo:hyphenate="true"/>
    </style:style>
    <style:style style:name="P140" style:parent-style-name="Standard" style:family="paragraph">
      <style:paragraph-properties fo:margin-left="0.4923in">
        <style:tab-stops/>
      </style:paragraph-properties>
    </style:style>
    <style:style style:name="T141" style:parent-style-name="jlqj4b" style:family="text">
      <style:text-properties style:font-name="Liberation Sans" style:font-name-complex="Liberation Sans" fo:color="#7030A0" fo:font-size="14pt" style:font-size-asian="14pt" style:font-size-complex="14pt" fo:language="en"/>
    </style:style>
    <style:style style:name="P142" style:parent-style-name="Standard" style:family="paragraph">
      <style:paragraph-properties fo:line-height="150%"/>
    </style:style>
    <style:style style:name="T143" style:parent-style-name="d2edcug0" style:family="text">
      <style:text-properties style:font-name="Liberation Sans" style:font-name-complex="Liberation Sans" fo:font-size="11pt" style:font-size-asian="11pt" style:font-size-complex="11pt" fo:language="en"/>
    </style:style>
    <style:style style:name="T144" style:parent-style-name="d2edcug0" style:family="text">
      <style:text-properties style:font-name="Liberation Sans" style:font-name-complex="Liberation Sans" fo:font-size="11pt" style:font-size-asian="11pt" style:font-size-complex="11pt" fo:language="en"/>
    </style:style>
    <style:style style:name="T145"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146" style:parent-style-name="d2edcug0" style:family="text">
      <style:text-properties style:font-name="Liberation Sans" style:font-name-complex="Liberation Sans" fo:font-size="11pt" style:font-size-asian="11pt" style:font-size-complex="11pt" fo:language="en"/>
    </style:style>
    <style:style style:name="T147"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148" style:parent-style-name="d2edcug0" style:family="text">
      <style:text-properties style:font-name="Liberation Sans" style:font-name-complex="Liberation Sans" fo:font-size="11pt" style:font-size-asian="11pt" style:font-size-complex="11pt" fo:language="en"/>
    </style:style>
    <style:style style:name="T149"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150" style:parent-style-name="jlqj4b" style:family="text">
      <style:text-properties style:font-name="Liberation Sans" style:font-name-complex="Liberation Sans" fo:font-size="11pt" style:font-size-asian="11pt" style:font-size-complex="11pt" fo:language="en"/>
    </style:style>
    <style:style style:name="T151" style:parent-style-name="Hyperlink" style:family="text">
      <style:text-properties style:font-name="Liberation Sans" style:font-name-complex="Liberation Sans" fo:font-size="11pt" style:font-size-asian="11pt" style:font-size-complex="11pt" fo:language="en"/>
    </style:style>
    <style:style style:name="T152" style:parent-style-name="jlqj4b" style:family="text">
      <style:text-properties style:font-name="Liberation Sans" style:font-name-complex="Liberation Sans" fo:font-size="11pt" style:font-size-asian="11pt" style:font-size-complex="11pt" fo:language="en"/>
    </style:style>
    <style:style style:name="P153" style:parent-style-name="Standard" style:family="paragraph">
      <style:paragraph-properties fo:line-height="150%"/>
    </style:style>
    <style:style style:name="P154" style:parent-style-name="Standard" style:family="paragraph">
      <style:paragraph-properties fo:line-height="150%"/>
    </style:style>
    <style:style style:name="T155" style:parent-style-name="d2edcug0" style:family="text">
      <style:text-properties style:font-name="Liberation Sans" style:font-name-complex="Liberation Sans" fo:font-size="11pt" style:font-size-asian="11pt" style:font-size-complex="11pt" fo:language="en"/>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T158" style:parent-style-name="d2edcug0" style:family="text">
      <style:text-properties style:font-name="Liberation Sans" style:font-name-complex="Liberation Sans" fo:font-size="11pt" style:font-size-asian="11pt" style:font-size-complex="11pt" fo:language="en"/>
    </style:style>
    <style:style style:name="T159" style:parent-style-name="d2edcug0" style:family="text">
      <style:text-properties style:font-name="Liberation Sans" style:font-name-complex="Liberation Sans" fo:font-size="11pt" style:font-size-asian="11pt" style:font-size-complex="11pt" fo:language="en"/>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T162" style:parent-style-name="jlqj4b" style:family="text">
      <style:text-properties style:font-name="Liberation Sans" style:font-name-complex="Liberation Sans" fo:font-size="11pt" style:font-size-asian="11pt" style:font-size-complex="11pt" fo:language="en"/>
    </style:style>
    <style:style style:name="P163" style:parent-style-name="Standard" style:family="paragraph">
      <style:paragraph-properties fo:line-height="150%" fo:margin-left="0.4923in">
        <style:tab-stops/>
      </style:paragraph-properties>
    </style:style>
    <style:style style:name="T164" style:parent-style-name="jlqj4b" style:family="text">
      <style:text-properties style:font-name="Liberation Sans" style:font-name-complex="Liberation Sans" fo:font-size="11pt" style:font-size-asian="11pt" style:font-size-complex="11pt" fo:language="en"/>
    </style:style>
    <style:style style:name="T165" style:parent-style-name="jlqj4b" style:family="text">
      <style:text-properties style:font-name="Liberation Sans" style:font-name-complex="Liberation Sans" fo:font-size="11pt" style:font-size-asian="11pt" style:font-size-complex="11pt" fo:language="en"/>
    </style:style>
    <style:style style:name="T166" style:parent-style-name="jlqj4b" style:family="text">
      <style:text-properties style:font-name="Liberation Sans" style:font-name-complex="Liberation Sans" fo:font-size="11pt" style:font-size-asian="11pt" style:font-size-complex="11pt" fo:language="en"/>
    </style:style>
    <style:style style:name="T167"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168" style:parent-style-name="jlqj4b" style:family="text">
      <style:text-properties style:font-name="Liberation Sans" style:font-name-complex="Liberation Sans" fo:color="#FF0000" fo:font-size="11pt" style:font-size-asian="11pt" style:font-size-complex="11pt" fo:language="en"/>
    </style:style>
    <style:style style:name="T169" style:parent-style-name="jlqj4b" style:family="text">
      <style:text-properties style:font-name="Liberation Sans" style:font-name-complex="Liberation Sans" fo:font-size="11pt" style:font-size-asian="11pt" style:font-size-complex="11pt" fo:language="en"/>
    </style:style>
    <style:style style:name="T170" style:parent-style-name="jlqj4b" style:family="text">
      <style:text-properties style:font-name="Liberation Sans" style:font-name-complex="Liberation Sans" fo:color="#7030A0" fo:font-size="14pt" style:font-size-asian="14pt" style:font-size-complex="14pt" fo:language="en"/>
    </style:style>
    <style:style style:name="P171" style:parent-style-name="Standard" style:family="paragraph">
      <style:text-properties style:font-name="Liberation Sans" style:font-name-complex="Liberation Sans" fo:color="#7030A0"/>
    </style:style>
    <style:style style:name="P172" style:parent-style-name="Standard" style:family="paragraph">
      <style:text-properties style:font-name="Liberation Sans" style:font-name-complex="Liberation Sans" fo:color="#7030A0"/>
    </style:style>
    <style:style style:name="P173" style:parent-style-name="Standard" style:family="paragraph">
      <style:paragraph-properties fo:line-height="150%"/>
    </style:style>
    <style:style style:name="T174" style:parent-style-name="jlqj4b" style:family="text">
      <style:text-properties style:font-name="Times New Roman" style:font-name-complex="Times New Roman" fo:language="en"/>
    </style:style>
    <style:style style:name="T175" style:parent-style-name="jlqj4b" style:family="text">
      <style:text-properties style:font-name="Times New Roman" style:font-name-complex="Times New Roman" fo:font-weight="bold" style:font-weight-asian="bold" fo:language="en"/>
    </style:style>
    <style:style style:name="T176" style:parent-style-name="jlqj4b" style:family="text">
      <style:text-properties style:font-name="Times New Roman" style:font-name-complex="Times New Roman" fo:language="en"/>
    </style:style>
    <style:style style:name="T177" style:parent-style-name="jlqj4b" style:family="text">
      <style:text-properties style:font-name="Times New Roman" style:font-name-complex="Times New Roman" fo:font-weight="bold" style:font-weight-asian="bold" fo:language="en"/>
    </style:style>
    <style:style style:name="T178" style:parent-style-name="jlqj4b" style:family="text">
      <style:text-properties style:font-name="Times New Roman" style:font-name-complex="Times New Roman" fo:font-weight="bold" style:font-weight-asian="bold" fo:language="en"/>
    </style:style>
    <style:style style:name="T179" style:parent-style-name="jlqj4b" style:family="text">
      <style:text-properties style:font-name="Times New Roman" style:font-name-complex="Times New Roman" fo:language="en"/>
    </style:style>
    <style:style style:name="T180" style:parent-style-name="jlqj4b" style:family="text">
      <style:text-properties style:font-name="Times New Roman" style:font-name-complex="Times New Roman" fo:font-weight="bold" style:font-weight-asian="bold" fo:language="en"/>
    </style:style>
    <style:style style:name="T181" style:parent-style-name="jlqj4b" style:family="text">
      <style:text-properties style:font-name="Times New Roman" style:font-name-complex="Times New Roman" fo:language="en"/>
    </style:style>
    <style:style style:name="T182" style:parent-style-name="jlqj4b" style:family="text">
      <style:text-properties style:font-name="Times New Roman" style:font-name-complex="Times New Roman" fo:color="#FFC000" style:text-underline-type="single" style:text-underline-style="solid" style:text-underline-width="auto" style:text-underline-mode="continuous" fo:language="en"/>
    </style:style>
    <style:style style:name="T183" style:parent-style-name="jlqj4b" style:family="text">
      <style:text-properties style:font-name="Times New Roman" style:font-name-complex="Times New Roman" fo:language="en"/>
    </style:style>
    <style:style style:name="T184" style:parent-style-name="jlqj4b" style:family="text">
      <style:text-properties style:font-name="Times New Roman" style:font-name-complex="Times New Roman" fo:language="en"/>
    </style:style>
    <style:style style:name="T185" style:parent-style-name="jlqj4b" style:family="text">
      <style:text-properties style:font-name="Times New Roman" style:font-name-complex="Times New Roman" fo:language="en"/>
    </style:style>
    <style:style style:name="T186" style:parent-style-name="jlqj4b" style:family="text">
      <style:text-properties style:font-name="Times New Roman" style:font-name-complex="Times New Roman" fo:color="#FFC000" style:text-underline-type="single" style:text-underline-style="solid" style:text-underline-width="auto" style:text-underline-mode="continuous" fo:language="en"/>
    </style:style>
    <style:style style:name="T187" style:parent-style-name="jlqj4b" style:family="text">
      <style:text-properties style:font-name="Times New Roman" style:font-name-complex="Times New Roman" fo:language="en"/>
    </style:style>
    <style:style style:name="T188" style:parent-style-name="jlqj4b" style:family="text">
      <style:text-properties style:font-name="Times New Roman" style:font-name-complex="Times New Roman" fo:font-weight="bold" style:font-weight-asian="bold" fo:language="en"/>
    </style:style>
    <style:style style:name="P189" style:parent-style-name="Standard" style:family="paragraph">
      <style:paragraph-properties fo:line-height="150%"/>
      <style:text-properties style:font-name="Times New Roman" style:font-name-complex="Times New Roman" fo:font-weight="bold" style:font-weight-asian="bold" fo:color="#595959"/>
    </style:style>
    <style:style style:name="P190" style:parent-style-name="Standard" style:family="paragraph">
      <style:paragraph-properties fo:line-height="150%"/>
    </style:style>
    <style:style style:name="T191" style:parent-style-name="Absatz-Standardschriftart" style:family="text">
      <style:text-properties style:font-name="Liberation Sans" style:font-name-complex="Liberation Sans" fo:color="#7030A0" fo:font-size="11pt" style:font-size-asian="11pt" style:font-size-complex="11pt"/>
    </style:style>
    <style:style style:name="T192" style:parent-style-name="Absatz-Standardschriftart" style:family="text">
      <style:text-properties style:font-name="Liberation Sans" style:font-name-complex="Liberation Sans" fo:color="#7030A0" fo:font-size="11pt" style:font-size-asian="11pt" style:font-size-complex="11pt"/>
    </style:style>
    <style:style style:name="P193" style:parent-style-name="Standard" style:family="paragraph">
      <style:paragraph-properties fo:line-height="150%"/>
      <style:text-properties style:font-name="Times New Roman" style:font-name-complex="Times New Roman"/>
    </style:style>
    <style:style style:name="P194" style:parent-style-name="Standard" style:family="paragraph">
      <style:paragraph-properties fo:line-height="150%"/>
    </style:style>
    <style:style style:name="T195" style:parent-style-name="Absatz-Standardschriftart" style:family="text">
      <style:text-properties style:font-name="Times New Roman" style:font-name-complex="Times New Roman"/>
    </style:style>
    <style:style style:name="P196" style:parent-style-name="StandardWeb" style:family="paragraph">
      <style:paragraph-properties fo:margin-top="0in" fo:line-height="150%"/>
    </style:style>
    <style:style style:name="P197" style:parent-style-name="Standard" style:family="paragraph">
      <style:paragraph-properties fo:line-height="150%"/>
    </style:style>
    <style:style style:name="T198" style:parent-style-name="jlqj4b" style:family="text">
      <style:text-properties style:font-name="Times New Roman" style:font-name-complex="Times New Roman" fo:language="en"/>
    </style:style>
    <style:style style:name="T199" style:parent-style-name="jlqj4b" style:family="text">
      <style:text-properties style:font-name="Times New Roman" style:font-name-complex="Times New Roman" fo:font-weight="bold" style:font-weight-asian="bold" fo:language="en"/>
    </style:style>
    <style:style style:name="T200" style:parent-style-name="jlqj4b" style:family="text">
      <style:text-properties style:font-name="Times New Roman" style:font-name-complex="Times New Roman" fo:language="en"/>
    </style:style>
    <style:style style:name="T201" style:parent-style-name="jlqj4b" style:family="text">
      <style:text-properties style:font-name="Times New Roman" style:font-name-complex="Times New Roman" fo:language="en"/>
    </style:style>
    <style:style style:name="T202" style:parent-style-name="jlqj4b" style:family="text">
      <style:text-properties style:font-name="Times New Roman" style:font-name-complex="Times New Roman" fo:font-weight="bold" style:font-weight-asian="bold" fo:language="en"/>
    </style:style>
    <style:style style:name="T203" style:parent-style-name="jlqj4b" style:family="text">
      <style:text-properties style:font-name="Times New Roman" style:font-name-complex="Times New Roman" fo:language="en"/>
    </style:style>
    <style:style style:name="P204" style:parent-style-name="Standard" style:family="paragraph">
      <style:paragraph-properties fo:line-height="150%" fo:margin-left="0.4923in">
        <style:tab-stops/>
      </style:paragraph-properties>
    </style:style>
    <style:style style:name="T205" style:parent-style-name="jlqj4b" style:family="text">
      <style:text-properties style:font-name="Liberation Sans" style:font-name-complex="Liberation Sans" fo:font-size="11pt" style:font-size-asian="11pt" style:font-size-complex="11pt" fo:language="en"/>
    </style:style>
    <style:style style:name="T206" style:parent-style-name="jlqj4b" style:family="text">
      <style:text-properties style:font-name="Liberation Sans" style:font-name-complex="Liberation Sans" fo:font-size="11pt" style:font-size-asian="11pt" style:font-size-complex="11pt" fo:language="en"/>
    </style:style>
    <style:style style:name="T207"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208"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209"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210" style:parent-style-name="jlqj4b" style:family="text">
      <style:text-properties style:font-name="Liberation Sans" style:font-name-complex="Liberation Sans" fo:color="#FF0000" fo:font-size="11pt" style:font-size-asian="11pt" style:font-size-complex="11pt" fo:language="en"/>
    </style:style>
    <style:style style:name="T211" style:parent-style-name="jlqj4b" style:family="text">
      <style:text-properties style:font-name="Times New Roman" style:font-name-complex="Times New Roman" fo:color="#7030A0" fo:language="en"/>
    </style:style>
    <style:style style:name="P21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213"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214" style:parent-style-name="Standard" style:list-style-name="LFO3"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215" style:parent-style-name="Standard" style:list-style-name="LFO3"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216" style:parent-style-name="Standard" style:list-style-name="LFO3"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217" style:parent-style-name="Standard" style:list-style-name="LFO3"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218" style:parent-style-name="Standard" style:family="paragraph">
      <style:paragraph-properties style:vertical-align="auto" fo:margin-top="0.0694in" fo:margin-bottom="0.0694in" fo:margin-left="0.9847in">
        <style:tab-stops/>
      </style:paragraph-properties>
      <style:text-properties style:font-name="Times New Roman" style:font-name-asian="Times New Roman" style:font-name-complex="Times New Roman" style:letter-kerning="false" style:language-asian="de" style:country-asian="DE" style:language-complex="ar" style:country-complex="SA" fo:hyphenate="true"/>
    </style:style>
    <style:style style:name="P219" style:parent-style-name="Standard" style:list-style-name="LFO3"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220" style:parent-style-name="Standard" style:list-style-name="LFO3" style:family="paragraph">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T221" style:parent-style-name="jlqj4b" style:family="text">
      <style:text-properties style:font-name="Times New Roman" style:font-name-complex="Times New Roman" fo:language="en"/>
    </style:style>
    <style:style style:name="T222" style:parent-style-name="jlqj4b" style:family="text">
      <style:text-properties style:font-name="Times New Roman" style:font-name-complex="Times New Roman" fo:color="#FF0000" style:text-underline-type="single" style:text-underline-style="solid" style:text-underline-width="auto" style:text-underline-mode="continuous" fo:language="en"/>
    </style:style>
    <style:style style:name="T223" style:parent-style-name="jlqj4b" style:family="text">
      <style:text-properties style:font-name="Times New Roman" style:font-name-complex="Times New Roman" fo:language="en"/>
    </style:style>
    <style:style style:name="P224" style:parent-style-name="Standard" style:family="paragraph">
      <style:text-properties style:font-name-asian="Calibri" fo:font-size="10pt" style:font-size-asian="10pt" style:font-size-complex="10pt" style:language-asian="en" style:country-asian="US"/>
    </style:style>
    <style:style style:name="P225" style:parent-style-name="Standard" style:family="paragraph">
      <style:text-properties style:font-name-asian="Calibri" fo:font-size="10pt" style:font-size-asian="10pt" style:font-size-complex="10pt" style:language-asian="en" style:country-asian="US"/>
    </style:style>
    <style:style style:name="P226" style:parent-style-name="Standard" style:family="paragraph">
      <style:paragraph-properties fo:break-before="page"/>
      <style:text-properties style:font-name-asian="Calibri" fo:font-size="10pt" style:font-size-asian="10pt" style:font-size-complex="10pt" style:language-asian="en" style:country-asian="US" fo:hyphenate="true"/>
    </style:style>
    <style:style style:name="P227" style:parent-style-name="Standard" style:family="paragraph">
      <style:text-properties style:font-name="Liberation Sans" style:font-name-complex="Liberation Sans" fo:color="#7030A0" fo:font-size="14pt" style:font-size-asian="14pt" style:font-size-complex="14pt"/>
    </style:style>
    <style:style style:name="P228" style:parent-style-name="Standard" style:family="paragraph">
      <style:text-properties style:font-name="Times New Roman" style:font-name-complex="Times New Roman"/>
    </style:style>
    <style:style style:name="P229" style:parent-style-name="Standard" style:family="paragraph">
      <style:paragraph-properties fo:line-height="150%"/>
    </style:style>
    <style:style style:name="T230" style:parent-style-name="Absatz-Standardschriftart" style:family="text">
      <style:text-properties style:font-name="Liberation Sans" style:font-name-complex="Liberation Sans" fo:font-size="11pt" style:font-size-asian="11pt" style:font-size-complex="11pt"/>
    </style:style>
    <style:style style:name="T231" style:parent-style-name="Absatz-Standardschriftart" style:family="text">
      <style:text-properties style:font-name="Liberation Sans" style:font-name-complex="Liberation Sans" fo:font-size="11pt" style:font-size-asian="11pt" style:font-size-complex="11pt"/>
    </style:style>
    <style:style style:name="T23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3" style:parent-style-name="Absatz-Standardschriftart" style:family="text">
      <style:text-properties style:font-name="Liberation Sans" style:font-name-complex="Liberation Sans" fo:font-size="11pt" style:font-size-asian="11pt" style:font-size-complex="11pt"/>
    </style:style>
    <style:style style:name="T234" style:parent-style-name="Absatz-Standardschriftart" style:family="text">
      <style:text-properties style:font-name="Liberation Sans" style:font-name-complex="Liberation Sans" fo:font-size="11pt" style:font-size-asian="11pt" style:font-size-complex="11pt"/>
    </style:style>
    <style:style style:name="T235" style:parent-style-name="Absatz-Standardschriftart" style:family="text">
      <style:text-properties style:font-name="Liberation Sans" style:font-name-complex="Liberation Sans" fo:font-size="11pt" style:font-size-asian="11pt" style:font-size-complex="11pt"/>
    </style:style>
    <style:style style:name="P236" style:parent-style-name="Standard" style:family="paragraph">
      <style:paragraph-properties fo:line-height="150%"/>
      <style:text-properties style:font-name="Liberation Sans" style:font-name-complex="Liberation Sans" fo:font-size="11pt" style:font-size-asian="11pt" style:font-size-complex="11pt"/>
    </style:style>
    <style:style style:name="P237" style:parent-style-name="Standard" style:family="paragraph">
      <style:paragraph-properties fo:line-height="150%" fo:margin-left="0.4923in">
        <style:tab-stops/>
      </style:paragraph-properties>
    </style:style>
    <style:style style:name="T238" style:parent-style-name="Absatz-Standardschriftart" style:family="text">
      <style:text-properties style:font-name="Liberation Sans" style:font-name-complex="Liberation Sans" fo:font-size="11pt" style:font-size-asian="11pt" style:font-size-complex="11pt"/>
    </style:style>
    <style:style style:name="T239" style:parent-style-name="Absatz-Standardschriftart" style:family="text">
      <style:text-properties style:font-name="Liberation Sans" style:font-name-complex="Liberation Sans" fo:font-size="11pt" style:font-size-asian="11pt" style:font-size-complex="11pt"/>
    </style:style>
    <style:style style:name="T2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4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42" style:parent-style-name="Standard" style:family="paragraph">
      <style:paragraph-properties fo:line-height="150%" fo:margin-left="0.4923in">
        <style:tab-stops/>
      </style:paragraph-properties>
    </style:style>
    <style:style style:name="T243" style:parent-style-name="Absatz-Standardschriftart" style:family="text">
      <style:text-properties style:font-name="Liberation Sans" style:font-name-complex="Liberation Sans" fo:font-size="11pt" style:font-size-asian="11pt" style:font-size-complex="11pt"/>
    </style:style>
    <style:style style:name="T24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5" style:parent-style-name="Absatz-Standardschriftart" style:family="text">
      <style:text-properties style:font-name="Liberation Sans" style:font-name-complex="Liberation Sans" fo:font-size="11pt" style:font-size-asian="11pt" style:font-size-complex="11pt"/>
    </style:style>
    <style:style style:name="P24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47" style:parent-style-name="Standard" style:family="paragraph">
      <style:paragraph-properties fo:line-height="150%" fo:margin-left="0.4923in">
        <style:tab-stops/>
      </style:paragraph-properties>
    </style:style>
    <style:style style:name="T248" style:parent-style-name="Absatz-Standardschriftart" style:family="text">
      <style:text-properties style:font-name="Liberation Sans" style:font-name-complex="Liberation Sans" fo:font-size="11pt" style:font-size-asian="11pt" style:font-size-complex="11pt"/>
    </style:style>
    <style:style style:name="T24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0" style:parent-style-name="Absatz-Standardschriftart" style:family="text">
      <style:text-properties style:font-name="Liberation Sans" style:font-name-complex="Liberation Sans" fo:color="#FF0000" fo:font-size="11pt" style:font-size-asian="11pt" style:font-size-complex="11pt"/>
    </style:style>
    <style:style style:name="T251" style:parent-style-name="Absatz-Standardschriftart" style:family="text">
      <style:text-properties style:font-name="Liberation Sans" style:font-name-complex="Liberation Sans" fo:font-size="11pt" style:font-size-asian="11pt" style:font-size-complex="11pt"/>
    </style:style>
    <style:style style:name="T252" style:parent-style-name="Absatz-Standardschriftart" style:family="text">
      <style:text-properties style:font-name="Liberation Sans" style:font-name-complex="Liberation Sans" fo:font-size="11pt" style:font-size-asian="11pt" style:font-size-complex="11pt"/>
    </style:style>
    <style:style style:name="T25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4" style:parent-style-name="Absatz-Standardschriftart" style:family="text">
      <style:text-properties style:font-name="Liberation Sans" style:font-name-complex="Liberation Sans" fo:font-size="11pt" style:font-size-asian="11pt" style:font-size-complex="11pt"/>
    </style:style>
    <style:style style:name="P255" style:parent-style-name="Standard" style:family="paragraph">
      <style:paragraph-properties fo:line-height="150%"/>
      <style:text-properties style:font-name="Liberation Sans" style:font-name-complex="Liberation Sans" fo:font-size="11pt" style:font-size-asian="11pt" style:font-size-complex="11pt"/>
    </style:style>
    <style:style style:name="P256" style:parent-style-name="Standard" style:family="paragraph">
      <style:paragraph-properties fo:line-height="150%"/>
    </style:style>
    <style:style style:name="T257" style:parent-style-name="Absatz-Standardschriftart" style:family="text">
      <style:text-properties style:font-name="Liberation Sans" style:font-name-complex="Liberation Sans" fo:font-size="11pt" style:font-size-asian="11pt" style:font-size-complex="11pt"/>
    </style:style>
    <style:style style:name="T25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9" style:parent-style-name="Absatz-Standardschriftart" style:family="text">
      <style:text-properties style:font-name="Liberation Sans" style:font-name-complex="Liberation Sans" fo:font-size="11pt" style:font-size-asian="11pt" style:font-size-complex="11pt"/>
    </style:style>
    <style:style style:name="T260" style:parent-style-name="Absatz-Standardschriftart" style:family="text">
      <style:text-properties style:font-name="Liberation Sans" style:font-name-complex="Liberation Sans" fo:font-size="11pt" style:font-size-asian="11pt" style:font-size-complex="11pt"/>
    </style:style>
    <style:style style:name="T26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2" style:parent-style-name="Absatz-Standardschriftart" style:family="text">
      <style:text-properties style:font-name="Liberation Sans" style:font-name-complex="Liberation Sans" fo:font-size="11pt" style:font-size-asian="11pt" style:font-size-complex="11pt"/>
    </style:style>
    <style:style style:name="P263" style:parent-style-name="Standard" style:family="paragraph">
      <style:paragraph-properties fo:line-height="150%"/>
    </style:style>
    <style:style style:name="T264" style:parent-style-name="Absatz-Standardschriftart" style:family="text">
      <style:text-properties style:font-name="Liberation Sans" style:font-name-complex="Liberation Sans" fo:font-size="11pt" style:font-size-asian="11pt" style:font-size-complex="11pt"/>
    </style:style>
    <style:style style:name="T265" style:parent-style-name="Absatz-Standardschriftart" style:family="text">
      <style:text-properties style:font-name="Liberation Sans" style:font-name-complex="Liberation Sans" fo:font-size="11pt" style:font-size-asian="11pt" style:font-size-complex="11pt"/>
    </style:style>
    <style:style style:name="P266" style:parent-style-name="Standard" style:family="paragraph">
      <style:paragraph-properties fo:line-height="150%"/>
      <style:text-properties style:font-name="Liberation Sans" style:font-name-complex="Liberation Sans" fo:font-size="11pt" style:font-size-asian="11pt" style:font-size-complex="11pt"/>
    </style:style>
    <style:style style:name="P267"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68"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6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270" style:parent-style-name="Standard" style:family="paragraph">
      <style:paragraph-properties fo:line-height="150%"/>
    </style:style>
    <style:style style:name="T271" style:parent-style-name="Absatz-Standardschriftart" style:family="text">
      <style:text-properties style:font-name="Liberation Sans" style:font-name-complex="Liberation Sans" fo:font-size="11pt" style:font-size-asian="11pt" style:font-size-complex="11pt"/>
    </style:style>
    <style:style style:name="T272" style:parent-style-name="Absatz-Standardschriftart" style:family="text">
      <style:text-properties style:font-name="Liberation Sans" style:font-name-complex="Liberation Sans" fo:font-size="11pt" style:font-size-asian="11pt" style:font-size-complex="11pt"/>
    </style:style>
    <style:style style:name="T2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4" style:parent-style-name="Absatz-Standardschriftart" style:family="text">
      <style:text-properties style:font-name="Liberation Sans" style:font-name-complex="Liberation Sans" fo:font-size="11pt" style:font-size-asian="11pt" style:font-size-complex="11pt"/>
    </style:style>
    <style:style style:name="P275" style:parent-style-name="Standard" style:family="paragraph">
      <style:paragraph-properties fo:line-height="150%"/>
    </style:style>
    <style:style style:name="T276" style:parent-style-name="Absatz-Standardschriftart" style:family="text">
      <style:text-properties style:font-name="Liberation Sans" style:font-name-complex="Liberation Sans" fo:font-size="11pt" style:font-size-asian="11pt" style:font-size-complex="11pt"/>
    </style:style>
    <style:style style:name="T277" style:parent-style-name="Absatz-Standardschriftart" style:family="text">
      <style:text-properties style:font-name="Liberation Sans" style:font-name-complex="Liberation Sans" fo:font-size="11pt" style:font-size-asian="11pt" style:font-size-complex="11pt"/>
    </style:style>
    <style:style style:name="T278" style:parent-style-name="Hyperlink" style:family="text">
      <style:text-properties style:font-name="Liberation Sans" style:font-name-complex="Liberation Sans" fo:font-size="11pt" style:font-size-asian="11pt" style:font-size-complex="11pt"/>
    </style:style>
    <style:style style:name="T279" style:parent-style-name="Hyperlink" style:family="text">
      <style:text-properties style:font-name="Liberation Sans" style:font-name-complex="Liberation Sans" fo:font-size="11pt" style:font-size-asian="11pt" style:font-size-complex="11pt"/>
    </style:style>
    <style:style style:name="T280" style:parent-style-name="Absatz-Standardschriftart" style:family="text">
      <style:text-properties style:font-name="Liberation Sans" style:font-name-complex="Liberation Sans" fo:font-size="11pt" style:font-size-asian="11pt" style:font-size-complex="11pt"/>
    </style:style>
    <style:style style:name="P281" style:parent-style-name="Standard" style:family="paragraph">
      <style:paragraph-properties fo:line-height="150%"/>
    </style:style>
    <style:style style:name="T282" style:parent-style-name="Absatz-Standardschriftart" style:family="text">
      <style:text-properties style:font-name="Liberation Sans" style:font-name-complex="Liberation Sans" fo:font-style="italic" style:font-style-asian="italic" fo:font-size="11pt" style:font-size-asian="11pt" style:font-size-complex="11pt" fo:background-color="#00FFFF"/>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id="id0" draw:style-name="a0" draw:name="Rahmen4" text:anchor-type="paragraph" svg:x="-0.23465in" svg:y="7.07992in" svg:width="6.42153in" svg:height="1.23056in" style:rel-width="scale" style:rel-height="scale"><draw:text-box><text:p text:style-name="Framecontents"/></draw:text-box><svg:title/><svg:desc/></draw:frame></text:span><text:span text:style-name="T3"><text:s text:c="2"/></text:span><text:span text:style-name="T4">1. Pre-requisites for FCL <text:s text:c="37"/></text:span><text:span text:style-name="T5">V16</text:span><text:span text:style-name="T6"><text:s text:c="4"/></text:span><text:span text:style-name="T7"><text:s/></text:span><text:span text:style-name="T8"><text:s/></text:span></text:p>
      <text:p text:style-name="Listenabsatz"/>
      <text:p text:style-name="Standard"><text:span text:style-name="T9">1.1 <text:s/>Well-tuned hybrid closed loop</text:span></text:p>
      <text:p text:style-name="Standard"/>
      <text:p text:style-name="P10"><text:span text:style-name="T11">It is advisable to first establish a well-tuned hybrid closed loop<text:s/></text:span><text:span text:style-name="T12">before considering the transition to FCL. There are two important reasons for this:<text:s/></text:span></text:p>
      <text:list text:style-name="LFO2" text:continue-numbering="true">
        <text:list-item>
          <text:p text:style-name="P13"><text:span text:style-name="T14">The UAM full closed loop requires a highly personalized (individual) tuning of settings, so the loop will give insulin mimicking YOUR successful hybrid closed loop mode.</text:span></text:p>
        </text:list-item>
        <text:list-item>
          <text:p text:style-name="P15"><text:span text:style-name="T16">T</text:span><text:span text:style-name="T17">he UAM full closed loop comes with new parameters to be set and tuned. It would be problematic to set and tune several new parameters before the basics were tuned “right”. Errors could easily be balanced with counter-errors. This can work in single scenari</text:span><text:span text:style-name="T18">os, but would create a highly unstable system, hard to re-calibrate better later.</text:span></text:p>
        </text:list-item>
      </text:list>
      <text:p text:style-name="Listenabsatz"/>
      <text:p text:style-name="Standard"><text:span text:style-name="T19">1.2 <text:s/>Fast insulin (Lyumjev, Fiasp)</text:span></text:p>
      <text:p text:style-name="Standard"/>
      <text:p text:style-name="P20">If the user does not bolus for meals, clearly a very fast insulin is needed so, upon realization of a starting meal-related glucose rise,<text:s/>the loop has any chance to eventually keep glucose in range (by common definition, under 180 mg/dl (10 mmol/l))</text:p>
      <text:p text:style-name="P21"><text:span text:style-name="T22">A modelling study ( details see<text:s/></text:span><text:a xlink:href="https://androidaps.readthedocs.io/en/latest/Usage/FullClosedLoop.html#fast-insulin-lyumjev-fiasp" office:target-frame-name="_top" xlink:show="replace"><text:span text:style-name="T23">https://androidaps.readthedocs.io/en/latest/Usage/FullClosedLoop.html#fast-insulin-lyumjev-fiasp</text:span></text:a><text:span text:style-name="T24">) <text:s/>can show in quantitative terms that<text:s/></text:span><text:span text:style-name="T25">faster insulins</text:span></text:p>
      <text:list text:style-name="LFO2" text:continue-numbering="true">
        <text:list-item>
          <text:p text:style-name="P26"><text:span text:style-name="T27">will result in significantly<text:s/></text:span><text:span text:style-name="T28">lower</text:span><text:span text:style-name="T29"><text:s/>glucose<text:s/></text:span><text:span text:style-name="T30">peaks</text:span><text:span text:style-name="T31"><text:s/>than slower insulins</text:span></text:p>
        </text:list-item>
        <text:list-item>
          <text:p text:style-name="P32"><text:span text:style-name="T33">tolerate</text:span><text:span text:style-name="T34"><text:s/>a couple of minutes<text:s/></text:span><text:span text:style-name="T35">delayed</text:span><text:span text:style-name="T36"><text:s/>first meal bolus while not incurring unacceptable height of peaks</text:span></text:p>
        </text:list-item>
        <text:list-item>
          <text:p text:style-name="P37"><text:span text:style-name="T38"><text:s/>minimize the effect on glucose peak from<text:s/></text:span><text:span text:style-name="T39">different</text:span><text:span text:style-name="T40"><text:s/>carb load (</text:span><text:span text:style-name="T41">meal sizes</text:span><text:span text:style-name="T42">).<text:s/></text:span></text:p>
        </text:list-item>
      </text:list>
      <text:p text:style-name="P43"><text:span text:style-name="T44">In conclusion, do not attempt FCL with other insulin than Lyumjev or Fiasp, unless, maybe, if you are on<text:s/></text:span><text:span text:style-name="T45">a very moderate to low carb diet.<text:s/></text:span><text:span text:style-name="T46">(See also<text:s/></text:span><text:span text:style-name="T47">case study 1.2)</text:span><text:span text:style-name="T48">.</text:span></text:p>
      <text:p text:style-name="P49"/>
      <text:p text:style-name="P50">1.3 <text:s/>Good Tolerance (of Lyumjev or of Fiasp) because occlusions threaten the function of the full closed loop.<text:s/></text:p>
      <text:p text:style-name="P51"/>
      <text:p text:style-name="P52"><text:span text:style-name="T53">It is very important to have an eye on the time a<text:s/></text:span><text:span text:style-name="T54">cannula (or pod)</text:span><text:span text:style-name="T55"><text:s/>is in use<text:s/></text:span><text:span text:style-name="T56">(many find<text:s/></text:span><text:span text:style-name="T57">48 hrs</text:span><text:span text:style-name="T58"><text:s/>to be the<text:s/></text:span><text:span text:style-name="T59">limit</text:span><text:span text:style-name="T60">), and whether hard-to-explain glucose rises happen at ever increasing „fake“ iob (even before a 48 hr routine replacement).</text:span><text:s/><text:span text:style-name="T61">(See<text:s/></text:span><text:span text:style-name="T62">case study 1.1:</text:span><text:span text:style-name="T63"><text:s/></text:span><text:span text:style-name="T64">You easily lose 25% TIR that day)<text:s/></text:span></text:p>
      <text:p text:style-name="P65"><text:span text:style-name="T66">It is absolutely contra-indicated to attem</text:span><text:span text:style-name="T67">pt FCL coming from leaking pods and associated erratic sensitivity swings that may or may not have been somewhat controlled and tolerable by dynamicISF or other measures when you were Hybrid Closed Looping,</text:span></text:p>
      <text:p text:style-name="Standard"/>
      <text:p text:style-name="Standard"><text:span text:style-name="T68">1.4 <text:s/>Excellent CGM</text:span></text:p>
      <text:p text:style-name="Standard"/>
      <text:p text:style-name="P69"><text:span text:style-name="T70">Y</text:span><text:span text:style-name="T71">ou do not give a mealsize-r</text:span><text:span text:style-name="T72">elated bolus any longer. That leaves<text:s/></text:span><text:span text:style-name="T73">all</text:span><text:span text:style-name="T74"><text:s/>insulination jobs to the algo! As glucose values are the very basis for this, please<text:s/></text:span><text:span text:style-name="T75">inform yourself well about</text:span><text:span text:style-name="T76"><text:s/>how<text:s/></text:span><text:span text:style-name="T77">your CGM</text:span><text:span text:style-name="T78"><text:s/>1) principally performs <text:s/>2) whether and how this may depend on data flow and intermediate<text:s/></text:span><text:span text:style-name="T79">apps you use <text:s text:c="2"/>3) specifically, how and where any smoothing is done, and what this might imply for the ISF boosting method you will be using <text:s/>See for instance here:<text:s/></text:span><text:a office:title="https://androidaps.readthedocs.io/en/latest/Usage/Smoothing-Blood-Glucose-Data-in-xDrip.html" xlink:href="https://androidaps.readthedocs.io/en/latest/Usage/Smoothing-Blood-Glucose-Data-in-xDrip.html" office:target-frame-name="_top" xlink:show="replace"><text:span text:style-name="Hyperlink">https://androidaps.readthedocs.io/en/latest/Usage/Smoothing-Blood-Glucose-Data-in-xDrip.html</text:span></text:a><text:s/></text:p>
      <text:p text:style-name="P80"/>
      <text:p text:style-name="P81">In AAPS Preferences/OpenAPS<text:s/>SMB/autoISF/Glucose source data for parabola fit, <text:s/>you must select between 4 options relating to your CGM (1 or 5 minute values, raw or smoothened).</text:p>
      <text:p text:style-name="P82"/>
      <text:p text:style-name="P83"><text:span text:style-name="T84">Around meals, a stable Bluetooth connectivity is absolutely essential, too, so CGM, loop, and pump can do<text:s/></text:span><text:span text:style-name="T85">their job without losing more valueable time.(See<text:s/></text:span><text:span text:style-name="T86">case study 1.4</text:span><text:span text:style-name="T87">).<text:s/></text:span></text:p>
      <text:p text:style-name="P88"/>
      <text:p text:style-name="P89"><text:span text:style-name="T90">Then, but even more importantly in<text:s/></text:span><text:span text:style-name="T91">all other</text:span><text:span text:style-name="T92"><text:s/>day and night<text:s/></text:span><text:span text:style-name="T93">times</text:span><text:span text:style-name="T94">, the CGM should not produce any artefacts (jumpy values; see<text:s/></text:span><text:span text:style-name="T95">case study 1.3</text:span><text:span text:style-name="T96">) that the loop could<text:s/></text:span><text:span text:style-name="T97">misinterpret</text:span><text:span text:style-name="T98"><text:s/>as sign of a</text:span><text:span text:style-name="T99"><text:s/>starting meal. Note that also calibrations could produce jumps.</text:span></text:p>
      <text:p text:style-name="P100"/>
      <text:p text:style-name="P101">But, in any case, a CGM with more scatter will make the loop lose more time, and lead to higher peaks and lower %TIR.</text:p>
      <text:p text:style-name="P102"/>
      <text:p text:style-name="P103"><text:span text:style-name="T104">The best way currently is to use Dexcom G5 or<text:s/></text:span><text:span text:style-name="T105">G6</text:span><text:span text:style-name="T106">, and to ensure via<text:s/></text:span><text:span text:style-name="T107">ove</text:span><text:span text:style-name="T108">rlapping</text:span><text:span text:style-name="T109"><text:s/>right and left arm sensor and transmitter utilization, that always good quality values can be used by the loop. Other ways are possible, but come with a lot of monitoring effort (via watch) and occasional time-outs for the loop.</text:span></text:p>
      <text:p text:style-name="P110"/>
      <text:p text:style-name="P111"><text:span text:style-name="T112">Also FS<text:s/></text:span><text:span text:style-name="T113">Libre 3</text:span><text:s/>is<text:s/>useable. Observe info in the general section about autoISF (<text:a xlink:href="https://github.com/ga-zelle/autoISF" office:target-frame-name="_top" xlink:show="replace"><text:span text:style-name="Hyperlink">https://github.com/ga-zelle/autoISF</text:span></text:a>) regarding how it should be implemented:</text:p>
      <text:p text:style-name="P114"/>
      <text:p text:style-name="P115"><text:span text:style-name="T116">Hint for users with 1-minute CGM (Libre 3)</text:span><text:span text:style-name="T117"><text:s/></text:span><text:span text:style-name="T118">(status of 05 Dec. 2023)</text:span></text:p>
      <text:p text:style-name="P119"/>
      <text:p text:style-name="P120"><text:span text:style-name="T121">In AAPS 3.2.0.2 the glucose history only uses data at 5 minute intervals a</text:span><text:span text:style-name="T122">nd ignores the <text:s text:c="3"/>on</text:span><text:span text:style-name="T123">es in between. That has awkward consequences for the graph display and<text:s/></text:span><text:span text:style-name="T124">for<text:s/></text:span><text:span text:style-name="T125">the<text:s/></text:span><text:span text:style-name="T126"><text:s text:c="12"/></text:span><text:span text:style-name="T127">exponential smoothing method</text:span><text:span text:style-name="T128">:</text:span><text:span text:style-name="T129"><text:s/>Each minute a new reading is received the 5-minute pattern moves foreward by 1 minute and a completely fresh and new subset of glucose values and times is used. <text:s text:c="79"/></text:span><text:span text:style-name="T130"><text:s text:c="48"/></text:span><text:soft-page-break/><text:span text:style-name="T131">Alternatives of determining the glucose acceleration based on the 1 minute data are still under evaluation. Once a promising method can be found and validated then an interim release will be provided.</text:span></text:p>
      <text:p text:style-name="P132"/>
      <text:p text:style-name="P133">As a libre user you have 3 alternatives:</text:p>
      <text:p text:style-name="P134"/>
      <text:p text:style-name="P135">• AAPS gets values from xDrip+ where you smooth and reduce the 1-minute data to 5-minute data before sending to AAPS</text:p>
      <text:p text:style-name="P136"/>
      <text:p text:style-name="P137">• you should stick to the 5 minute mode in your Libre setup if possible</text:p>
      <text:p text:style-name="P138"/>
      <text:p text:style-name="P139">• AAPS gets values from Juggluco every minute but AAPS uses only the 5-minute subset for looping and for parabola fitting</text:p>
      <text:p text:style-name="P140"/>
      <text:p text:style-name="Standard"><text:span text:style-name="T141">1.5 <text:s/>Meal-related limitations</text:span></text:p>
      <text:p text:style-name="Standard"/>
      <text:p text:style-name="P142"><text:span text:style-name="T143">Setting up a full c</text:span><text:span text:style-name="T144">losed loop is relatively easy for people whose diet does not consist<text:s/></text:span><text:span text:style-name="T145">mainly</text:span><text:span text:style-name="T146"><text:s/>of components with rapid high effect on blood glucose</text:span><text:span text:style-name="T147"><text:s/></text:span><text:span text:style-name="T148">(more</text:span><text:span text:style-name="T149"><text:s/></text:span><text:span text:style-name="T150">see<text:s/></text:span><text:a xlink:href="https://androidaps.readthedocs.io/en/latest/Usage/FullClosedLoop.html#meal-related-limitations" office:target-frame-name="_top" xlink:show="replace"><text:span text:style-name="T151">https://androidaps.readthedocs.io/en/latest/Usage/FullClosedLoop.html#meal-related-limitations</text:span></text:a><text:span text:style-name="T152"><text:s/>)</text:span></text:p>
      <text:p text:style-name="P153"/>
      <text:p text:style-name="P154"><text:span text:style-name="T155">Meals do not have to be low on carb (provided you use a fast insulin for your FCL)<text:s/></text:span></text:p>
      <text:p text:style-name="P156"/>
      <text:p text:style-name="P157"><text:span text:style-name="T158">Fat or protein rich diets, or slow digestion/gastroparesis, make things e</text:span><text:span text:style-name="T159">asier rather than harder for the full closed loop because late carbs nicely cover for inevitable “tails” of late action from SMBs needed around peak time.<text:s/></text:span></text:p>
      <text:p text:style-name="P160"/>
      <text:p text:style-name="P161"><text:span text:style-name="T162">Erratic consumption of snacks with fast resorbing carbs can be a problem.<text:s/></text:span></text:p>
      <text:p text:style-name="P163"><text:span text:style-name="T164">In autoISF you can<text:s/></text:span><text:span text:style-name="T165">reduce this problem to some extent via two or three keystrokes on your AAPS main screen. While certainly being a deviation from the FCL idea(l), this would be one of the exceptional situations where you better do a quick “nudging” step from your “FCL cockp</text:span><text:span text:style-name="T166">it”. Details see in<text:s/></text:span><text:span text:style-name="T167">section 5.2</text:span><text:span text:style-name="T168"><text:s/></text:span><text:span text:style-name="T169">/TT dialogue field / (4).</text:span></text:p>
      <text:p text:style-name="Standard"/>
      <text:p text:style-name="Standard"/>
      <text:p text:style-name="Standard"><text:span text:style-name="T170">1.6 <text:s/>Lifestyle-related limitations</text:span></text:p>
      <text:p text:style-name="Standard"/>
      <text:p text:style-name="P171">Technically stable system<text:s/></text:p>
      <text:p text:style-name="P172"/>
      <text:p text:style-name="P173"><text:span text:style-name="T174">Full closed looping requires a 24/7 technically stable system, especially regarding reliable<text:s/></text:span><text:span text:style-name="T175">CGM</text:span><text:span text:style-name="T176"><text:s/>signals, but also<text:s/></text:span><text:span text:style-name="T177">Bluetooth stabili</text:span><text:span text:style-name="T178">ty<text:s/></text:span><text:span text:style-name="T179">with the</text:span><text:span text:style-name="T180"><text:s/>pump<text:s/></text:span><text:span text:style-name="T181">(see<text:s/></text:span><text:span text:style-name="T182">case study 1.4</text:span><text:span text:style-name="T183">), and avoiding (or at least early recognition of) occlusion. This could require attention to details like keeping all components<text:s/></text:span><text:soft-page-break/><text:span text:style-name="T184">well charged and in close proximity; making cannula (or pod) changes always early enough<text:s/></text:span><text:span text:style-name="T185">to lower the risk of occlusion (see<text:s/></text:span><text:span text:style-name="T186">case study 1.1</text:span><text:span text:style-name="T187">); having always potentially needed parts with you.<text:s/></text:span><text:span text:style-name="T188">Depending on your system, your experience with it, but also on your acceptance and general lifestyle, these aspects may or may not limit you.</text:span></text:p>
      <text:p text:style-name="P189"/>
      <text:p text:style-name="P190"><text:span text:style-name="T191">Preparing f</text:span><text:span text:style-name="T192">or exercise<text:s/></text:span></text:p>
      <text:p text:style-name="P193"/>
      <text:p text:style-name="P194"><text:span text:style-name="T195">To prepare for exercise (sports, heavy work), the normal protocol with a pump or hybrid closed loop is to take actions that reduce insulin on board prior to exercise <text:s/></text:span></text:p>
      <text:p text:style-name="P196">With your full closed loop, the algorithm is tuned to detect meals and to<text:s/>give you insulin to counter glucose rises automatically. Setting a high temp. target and lower %profile right away (effective already around meal start) could be a problem.</text:p>
      <text:p text:style-name="P197"><text:span text:style-name="T198">Unusual activity levels therefore likely require<text:s/></text:span><text:span text:style-name="T199">disciplined preparation<text:s/></text:span><text:span text:style-name="T200">(especiall</text:span><text:span text:style-name="T201">y<text:s/></text:span><text:span text:style-name="T202">if you want to keep the need to snack during sports low</text:span><text:span text:style-name="T203">) <text:s/></text:span></text:p>
      <text:p text:style-name="P204"><text:span text:style-name="T205">In autoISF you can reduce this problem to some extent via two or three keystrokes on your AAPS main screen. While certainly being a deviation from the FCL idea(l), this would be one of the except</text:span><text:span text:style-name="T206">ional situations where you better “flick a lever” from your “FCL cockpit” to have temporarily adjusted settings for the planned exercise. Details see in<text:s/></text:span><text:span text:style-name="T207">section 6</text:span><text:span text:style-name="T208">.</text:span><text:span text:style-name="T209">2-6.3</text:span><text:span text:style-name="T210"><text:s text:c="2"/></text:span></text:p>
      <text:p text:style-name="Standard"/>
      <text:p text:style-name="Standard"><text:span text:style-name="T211">Extra hurdles to establish FCL for kids</text:span></text:p>
      <text:p text:style-name="P212"/>
      <text:p text:style-name="P213">To establish and maintain a FCL for kids<text:s/>brings about some extra challenges if:</text:p>
      <text:list text:style-name="LFO3" text:continue-numbering="true">
        <text:list-item>
          <text:p text:style-name="P214">Lyumjev is not available or well tolerated</text:p>
        </text:list-item>
        <text:list-item>
          <text:p text:style-name="P215">Hourly basal rate is very low, providing a poor basis for big SMBs</text:p>
        </text:list-item>
        <text:list-item>
          <text:p text:style-name="P216">Diet is rich in sweet components. With the typical low blood volume of a small body, strong tendency<text:s/>towards very high bg spikes!</text:p>
        </text:list-item>
        <text:list-item>
          <text:p text:style-name="P217">Going through marked changes of insulin sensitivity or of circadian pattern makes it difficult to keep the FCL appropriately tuned.</text:p>
        </text:list-item>
      </text:list>
      <text:p text:style-name="P218">This problem is about the same in Hybrid Closed Looping. However, now you might expect miracles<text:s/>from the FCL. This is not going to happen. You still should try to set appropriate temp. changed profiles, that serve also as a basis for your autoISF FCL.</text:p>
      <text:list text:style-name="LFO3" text:continue-numbering="true">
        <text:list-item>
          <text:p text:style-name="P219">Discipline is poor regarding keeping Bluettoth connectivity and infusion sites perfectly running</text:p>
        </text:list-item>
        <text:list-item>
          <text:p text:style-name="P220">Between kid and supervising parent it must be guranteed, especially in the initial weeks, that an eye is kept on whether the FCL is working about as to be expected.</text:p>
        </text:list-item>
      </text:list>
      <text:p text:style-name="Standard"><text:span text:style-name="T221">More see<text:s/></text:span><text:span text:style-name="T222">section 7</text:span><text:span text:style-name="T223">.<text:s/></text:span></text:p>
      <text:p text:style-name="P224"/>
      <text:p text:style-name="P225"/>
      <text:p text:style-name="P226"/>
      <text:soft-page-break/>
      <text:p text:style-name="P227">1.7 <text:s/>Time required for setting-up</text:p>
      <text:p text:style-name="P228"/>
      <text:p text:style-name="P229"><text:span text:style-name="T230">Lastly, before enjoying a functionin</text:span><text:span text:style-name="T231">g full closed loop you need to have a period of a some weeks with some free time and „free head“ for set-up –</text:span><text:span text:style-name="T232">.<text:s/></text:span><text:span text:style-name="T233">Can you get, in the time you are willing to invest, to a result that you consider good-enough is really the question. Depending on your „habits“,</text:span><text:span text:style-name="T234"><text:s/>and which – if any - compromises (like doing cannula/pod changes more often, never starting meals when bg sits high … ) are you willing to make (and everyday able to stick to), for the ease of not having to deal with assessing meals and bolussing for them</text:span><text:span text:style-name="T235">?</text:span></text:p>
      <text:p text:style-name="P236"/>
      <text:p text:style-name="P237"><text:span text:style-name="T238">While setting up your personal FCL using autoISF is a substantial project, there is no need to implement it fully in one step. There is nothing wrong to go in your well running Hybrid Closed Loop mostly, while switching to FCL only for dinners, for<text:s/></text:span><text:span text:style-name="T239">instance, or only for weekend lunches, as a start. <text:s/>Once you found feasible settings, you can expand to other meal times, and lastly towards figuring out your best strategies for challenges outside of meal windows, as we shall discuss in<text:s/></text:span><text:span text:style-name="T240">sections 5. and 6.</text:span></text:p>
      <text:p text:style-name="P241"/>
      <text:p text:style-name="P242"><text:span text:style-name="T243">There are alternatives to using autoISF for FCL, as well. See<text:s/></text:span><text:span text:style-name="T244">section 13</text:span><text:span text:style-name="T245">. for more info.<text:s/></text:span></text:p>
      <text:p text:style-name="P246"/>
      <text:p text:style-name="P247"><text:span text:style-name="T248">Notably<text:s/></text:span><text:span text:style-name="T249">13.1</text:span><text:span text:style-name="T250"><text:s/></text:span><text:span text:style-name="T251">FCL using AAPS Master and Automations could be a much easier and more error-tolerant way of stepping into FCL. In a clinical study with 16 participant</text:span><text:span text:style-name="T252">s about 80% TIR was achieved without much tuning effort (source: see in<text:s/></text:span><text:span text:style-name="T253">section 13.1</text:span><text:span text:style-name="T254">).</text:span></text:p>
      <text:p text:style-name="P255"/>
      <text:p text:style-name="P256"><text:span text:style-name="T257">To close the circle to where we had started (</text:span><text:span text:style-name="T258">section 1.1</text:span><text:span text:style-name="T259">): A very time consuming pre-requisite might actually be to first sort out your Hybrid Closed Loop, so your prof</text:span><text:span text:style-name="T260">ile parameters <text:s/>are set „right“, and your data really can serve as a blueprint for what, now, you would like your loop to do in FCL mode <text:s/>( - see warnings at start of<text:s/></text:span><text:span text:style-name="T261">section 4</text:span><text:span text:style-name="T262">).<text:s/></text:span></text:p>
      <text:p text:style-name="P263"><text:span text:style-name="T264">Note that if you had used dynamic parameters or special Automations („loops<text:s/></text:span><text:span text:style-name="T265">inside the loop“) this might have balanced some principal errors, but leaves you now without a good starting point as you must get rid of these over-patches…<text:s/></text:span></text:p>
      <text:p text:style-name="P266"/>
      <text:p text:style-name="P267">You will see also success stories of loopers who just jump into using more powerful tools, in kind of a trial and error mode, and frequently add the latest add-on, or self-constructed patch (often in form of an Automation) to counter-balance problems.<text:s/></text:p>
      <text:p text:style-name="P268">So, yes, you can also continue in that spirit. Resulting solutions may be good-enough. But they tend to be unstable and not well-understood. That is a poor basis for managing arising problems (-&gt; fine tuning), and for adjusting to special situations (-&gt; which setting to temporarily change). But it certainly is an alternative avenue for the impatient, less analytically, and more adventurous inclined. <text:s text:c="77"/><text:soft-page-break/>In any case, PLEASE always observe the safety settings/instructions coming with the DIY dev- variant of software you select.</text:p>
      <text:p text:style-name="P269"/>
      <text:p text:style-name="P270"><text:span text:style-name="T271">One k</text:span><text:span text:style-name="T272">ey safety measure every AAPS user going towards FCL should have in place is to set an<text:s/></text:span><text:span text:style-name="T273">iob threshold</text:span><text:span text:style-name="T274"><text:s/>(size a bit below what you used as a bolus for bigger meals in HCL) above which no more SMBs can be given by your FCL.<text:s/></text:span></text:p>
      <text:p text:style-name="P275"><text:span text:style-name="T276">This is an integrated feature of<text:s/></text:span><text:span text:style-name="T277">autoISF (from 3.0 version onwards), but can easily be implemented in any AAPS variant via an Automation (as discussed for instance here;<text:s/></text:span><text:a xlink:href="https://androidaps.readthedocs.io/en/latest/Usage/FullClosedLoop.html#iob-threshold" office:target-frame-name="_top" xlink:show="replace"><text:span text:style-name="T278">https://androidaps</text:span><text:span text:style-name="T279">.readthedocs.io/en/latest/Usage/FullClosedLoop.html#iob-threshold</text:span></text:a><text:span text:style-name="T280">). <text:s/></text:span></text:p>
      <text:p text:style-name="P281"><text:span text:style-name="T282">How is it done in iAPS ??… IFTT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Serif-Bold" svg:font-family="LiberationSerif-Bold" style:font-family-generic="system" svg:panose-1="0 0 0 0 0 0 0 0 0 0"/>
    <style:font-face style:name="LiberationSerif" svg:font-family="LiberationSerif"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5T18:37:00Z</meta:creation-date>
    <dc:date>2023-12-05T18:37:00Z</dc:date>
    <meta:template xlink:href="Normal.dotm" xlink:type="simple"/>
    <meta:editing-cycles>2</meta:editing-cycles>
    <meta:editing-duration>PT0S</meta:editing-duration>
    <meta:document-statistic meta:page-count="6" meta:paragraph-count="25" meta:word-count="1764" meta:character-count="12853" meta:row-count="92" meta:non-whitespace-character-count="11114"/>
  </office:meta>
</office:document-meta>
</file>